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P30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3/2025</text:p>
            <text:p text:style-name="Normální">KVOP-20434/2025</text:p>
            <text:p text:style-name="Normální">13. 05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P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M.,</text:p>
      <text:p text:style-name="Základnítext">dne<text:s/><text:span text:style-name="T18">4. května 2025</text:span><text:s/>obdržel veřejný ochránce práv Vaši žádost o informace. Žádáte o zodpovězení následujících otázek:</text:p>
      <text:list text:style-name="LFO3_1" text:continue-numbering="true">
        <text:list-item>
          <text:p text:style-name="P19"><text:span text:style-name="T20">Je v právním státě možné</text:span><text:span text:style-name="T21">, aby nezávislí soudci falšovali spisové materiály? Ano či ne?</text:span></text:p>
        </text:list-item>
        <text:list-item>
          <text:p text:style-name="P22"><text:span text:style-name="T23">Je v právním státě možné, aby si vlivný občan u nezávislého soudu takzvaně zaplatil likvidaci nepohodlné osoby a následně i likvidaci jeho rodiny? Ano či ne?</text:span></text:p>
        </text:list-item>
        <text:list-item>
          <text:p text:style-name="P24"><text:span text:style-name="T25">Je v právním státě možné, aby<text:s/></text:span><text:span text:style-name="T26">uvedené pod body 1 a 2 oficiálně zakrýval předseda soudu a toho zase zakrýval osobně i ministr spravedlnosti ČR? Ano či ne?</text:span></text:p>
        </text:list-item>
      </text:list>
      <text:p text:style-name="Základnítext"><text:span text:style-name="Silné">Na Vaše tři dotazy odpovídáme souhrnným sdělením</text:span>:</text:p>
      <text:p text:style-name="Základnítext">I v právním státě je možné, tedy nelze vyloučit,<text:s/><text:span text:style-name="T27">aby nezávislí soudci falšovali sp</text:span><text:span text:style-name="T28">isové materiály, aby si vlivný občan u nezávislého soudu takzvaně zaplatil likvidaci nepohodlné osoby a následně i likvidaci jeho rodiny a aby vše oficiálně zakrýval předseda soudu a toho zase zakrýval osobně i ministr spravedlnosti ČR. Jedním dechem dodáv</text:span><text:span text:style-name="T29">áme, že taková činnost je zakázaná a dít by se neměla.<text:s/></text:span></text:p>
      <text:p text:style-name="Základnítext">S pozdravem</text:p>
      <text:p text:style-name="Základnítext"/>
      <text:p text:style-name="P30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HJXX*</text:span></text:p>
        <text:p text:style-name="P12"><text:span text:style-name="T13">KVOPX00FHJXX</text:span>KVOPX00FHJX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6-04T08:08:00Z</meta:creation-date>
    <dc:date>2025-06-04T08:1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90" meta:character-count="1314" meta:row-count="9" meta:non-whitespace-character-count="1126"/>
  </office:meta>
</office:document-meta>
</file>